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a615" officeooo:paragraph-rsid="000ca615" style:font-name-asian="標楷體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標點符號懸尾測試標點符號懸尾測試標點符號懸尾測試標點，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1:49.688000000</meta:creation-date>
    <dc:date>2017-05-30T17:24:15.441000000</dc:date>
    <meta:editing-duration>PT2M26S</meta:editing-duration>
    <meta:editing-cycles>1</meta:editing-cycles>
    <meta:document-statistic meta:table-count="0" meta:image-count="0" meta:object-count="0" meta:page-count="1" meta:paragraph-count="1" meta:word-count="28" meta:character-count="30" meta:non-whitespace-character-count="29"/>
    <meta:generator>LibreOffice/5.3.1.2$Windows_x86 LibreOffice_project/e80a0e0fd1875e1696614d24c32df0f95f03deb2</meta:generator>
  </office:meta>
</office:document-meta>
</file>